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a5ae9"/>
    </style:style>
    <style:style style:name="P2" style:family="paragraph" style:parent-style-name="Standard" style:list-style-name="L2">
      <style:text-properties officeooo:paragraph-rsid="001a5a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DO’s</text:h>
      <text:p text:style-name="Standard"/>
      <text:list text:style-name="L1">
        <text:list-item>
          <text:p text:style-name="P1">mER – Starschema -beispielen laut “ppt” anschauen</text:p>
        </text:list-item>
        <text:list-item>
          <text:p text:style-name="P1">Aufgabe Woche 2 Tag 3.pdf<text:line-break/></text:p>
        </text:list-item>
      </text:list>
      <text:list text:style-name="L2">
        <text:list-item>
          <text:list>
            <text:list-item>
              <text:p text:style-name="P2">Aufgabe 1 – Fragen beantworten</text:p>
            </text:list-item>
            <text:list-item>
              <text:p text:style-name="P2">Aufgabe 2 mER-Diagramm <text:s/>und Grössenberechnung (Annahmen dokumentieren)<text:line-break/></text:p>
            </text:list-item>
          </text:list>
        </text:list-item>
        <text:list-item>
          <text:p text:style-name="P2">SQL-Befehle komplettiere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3:08:38.857889428</meta:creation-date>
    <dc:date>2025-05-14T13:15:32.533972004</dc:date>
    <meta:editing-duration>PT5M20S</meta:editing-duration>
    <meta:editing-cycles>3</meta:editing-cycles>
    <meta:generator>Collabora_Office/24.04.13.3$Linux_X86_64 LibreOffice_project/cdcd03782bd25d2386546eda84b673742c8c8916</meta:generator>
    <meta:document-statistic meta:table-count="0" meta:image-count="0" meta:object-count="0" meta:page-count="1" meta:paragraph-count="6" meta:word-count="30" meta:character-count="212" meta:non-whitespace-character-count="188"/>
  </office:meta>
</office:document-meta>
</file>